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2" svg:font-family="'Wingdings 2'" style:font-family-generic="roman" style:font-pitch="variable" style:font-charset="x-symbol"/>
    <style:font-face style:name="OpenSymbol" svg:font-family="OpenSymbol"/>
    <style:font-face style:name="Tahoma2" svg:font-family="Tahoma"/>
    <style:font-face style:name="Times New Roman2" svg:font-family="'Times New Roman'" style:font-family-generic="roman"/>
    <style:font-face style:name="DejaVu Sans Mono" svg:font-family="'DejaVu Sans Mono'"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Arial Unicode MS1" svg:font-family="'Arial Unicode MS'" style:font-family-generic="roman" style:font-pitch="variable"/>
    <style:font-face style:name="Liberation Serif" svg:font-family="'Liberation Serif'"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Black3" svg:font-family="'Arial Black'" style:font-family-generic="swiss" style:font-pitch="variable"/>
    <style:font-face style:name="Arial Black1" svg:font-family="'Arial Black'" style:font-adornments="Bold" style:font-family-generic="swiss" style:font-pitch="variable"/>
    <style:font-face style:name="Arial Black2" svg:font-family="'Arial Black'" style:font-adornments="Bold Italic" style:font-family-generic="swiss" style:font-pitch="variable"/>
    <style:font-face style:name="Arial Black" svg:font-family="'Arial Black'" style:font-adornments="Regular" style:font-family-generic="swiss" style:font-pitch="variable"/>
    <style:font-face style:name="Times New Roman3" svg:font-family="'Times New Roman'" style:font-family-generic="swiss" style:font-pitch="variable"/>
  </office:font-face-decls>
  <office:automatic-styles>
    <style:style style:name="Table3" style:family="table">
      <style:table-properties style:width="5.3201in" table:align="center"/>
    </style:style>
    <style:style style:name="Table3.A" style:family="table-column">
      <style:table-column-properties style:column-width="1.1458in"/>
    </style:style>
    <style:style style:name="Table3.B" style:family="table-column">
      <style:table-column-properties style:column-width="1.9549in"/>
    </style:style>
    <style:style style:name="Table3.C" style:family="table-column">
      <style:table-column-properties style:column-width="2.2194in"/>
    </style:style>
    <style:style style:name="Table3.A1" style:family="table-cell">
      <style:table-cell-properties style:vertical-align="middle" fo:background-color="#000080"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000080"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000080" fo:padding="0.0382in" fo:border="0.0007in solid #000000">
        <style:background-image/>
      </style:table-cell-properties>
    </style:style>
    <style:style style:name="Table3.A2" style:family="table-cell">
      <style:table-cell-properties fo:background-color="#4d4d4d" fo:padding="0.0382in" fo:border-left="0.0007in solid #000000" fo:border-right="none" fo:border-top="none" fo:border-bottom="0.0007in solid #000000">
        <style:background-image/>
      </style:table-cell-properties>
    </style:style>
    <style:style style:name="Table3.B2" style:family="table-cell">
      <style:table-cell-properties fo:background-color="#cccccc" fo:padding="0.0382in" fo:border-left="0.0007in solid #000000" fo:border-right="none" fo:border-top="none" fo:border-bottom="0.0007in solid #000000">
        <style:background-image/>
      </style:table-cell-properties>
    </style:style>
    <style:style style:name="Table3.C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4" style:family="table">
      <style:table-properties style:width="5.3229in" fo:margin-left="0.6861in" fo:margin-right="0.6833in" table:align="margins"/>
    </style:style>
    <style:style style:name="Table4.A" style:family="table-column">
      <style:table-column-properties style:column-width="1.1458in" style:rel-column-width="14107*"/>
    </style:style>
    <style:style style:name="Table4.B" style:family="table-column">
      <style:table-column-properties style:column-width="1.9549in" style:rel-column-width="24067*"/>
    </style:style>
    <style:style style:name="Table4.C" style:family="table-column">
      <style:table-column-properties style:column-width="2.2222in" style:rel-column-width="27361*"/>
    </style:style>
    <style:style style:name="Table4.A1" style:family="table-cell">
      <style:table-cell-properties style:vertical-align="middle" fo:background-color="#000080"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000080"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000080" fo:padding="0.0382in" fo:border="0.0007in solid #000000">
        <style:background-image/>
      </style:table-cell-properties>
    </style:style>
    <style:style style:name="Table4.A2" style:family="table-cell">
      <style:table-cell-properties fo:background-color="#4d4d4d" fo:padding="0.0382in" fo:border-left="0.0007in solid #000000" fo:border-right="none" fo:border-top="none" fo:border-bottom="0.0007in solid #000000">
        <style:background-image/>
      </style:table-cell-properties>
    </style:style>
    <style:style style:name="Table4.B2" style:family="table-cell">
      <style:table-cell-properties fo:background-color="#cccccc" fo:padding="0.0382in" fo:border-left="0.0007in solid #000000" fo:border-right="none" fo:border-top="none" fo:border-bottom="0.0007in solid #000000">
        <style:background-image/>
      </style:table-cell-properties>
    </style:style>
    <style:style style:name="Table4.C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CallTags" style:family="table">
      <style:table-properties style:width="4.9924in" fo:margin-left="0.85in" fo:margin-right="0.85in" table:align="margins"/>
    </style:style>
    <style:style style:name="CallTags.A" style:family="table-column">
      <style:table-column-properties style:column-width="0.9563in" style:rel-column-width="12551*"/>
    </style:style>
    <style:style style:name="CallTags.B" style:family="table-column">
      <style:table-column-properties style:column-width="4.0361in" style:rel-column-width="52984*"/>
    </style:style>
    <style:style style:name="CallTags.A1" style:family="table-cell">
      <style:table-cell-properties fo:padding="0.0382in" fo:border-left="0.0007in solid #000000" fo:border-right="none" fo:border-top="0.0007in solid #000000" fo:border-bottom="0.0007in solid #000000"/>
    </style:style>
    <style:style style:name="CallTags.B1" style:family="table-cell">
      <style:table-cell-properties fo:padding="0.0382in" fo:border="0.0007in solid #000000"/>
    </style:style>
    <style:style style:name="CallTags.A2" style:family="table-cell">
      <style:table-cell-properties fo:padding="0.0382in" fo:border-left="0.0007in solid #000000" fo:border-right="none" fo:border-top="none" fo:border-bottom="0.0007in solid #000000"/>
    </style:style>
    <style:style style:name="CallTags.B2" style:family="table-cell">
      <style:table-cell-properties fo:padding="0.0382in" fo:border-left="0.0007in solid #000000" fo:border-right="0.0007in solid #000000" fo:border-top="none" fo:border-bottom="0.0007in solid #000000"/>
    </style:style>
    <style:style style:name="Table6" style:family="table">
      <style:table-properties style:width="5.3201in" table:align="center"/>
    </style:style>
    <style:style style:name="Table6.A" style:family="table-column">
      <style:table-column-properties style:column-width="2.1229in"/>
    </style:style>
    <style:style style:name="Table6.B" style:family="table-column">
      <style:table-column-properties style:column-width="3.1972in"/>
    </style:style>
    <style:style style:name="Table6.A1" style:family="table-cell">
      <style:table-cell-properties style:vertical-align="middle" fo:background-color="#000080" fo:padding="0.0382in" fo:border-left="0.0007in solid #000000" fo:border-right="none" fo:border-top="0.0007in solid #000000" fo:border-bottom="0.0007in solid #000000">
        <style:background-image/>
      </style:table-cell-properties>
    </style:style>
    <style:style style:name="Table6.B1" style:family="table-cell">
      <style:table-cell-properties fo:background-color="#000080" fo:padding="0.0382in" fo:border="0.0007in solid #000000">
        <style:background-image/>
      </style:table-cell-properties>
    </style:style>
    <style:style style:name="Table6.A2" style:family="table-cell">
      <style:table-cell-properties fo:background-color="#4d4d4d" fo:padding="0.0382in" fo:border-left="0.0007in solid #000000" fo:border-right="none" fo:border-top="none" fo:border-bottom="0.0007in solid #000000">
        <style:background-image/>
      </style:table-cell-properties>
    </style:style>
    <style:style style:name="Table6.B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P1" style:family="paragraph">
      <style:paragraph-properties fo:text-align="center"/>
    </style:style>
    <style:style style:name="P2" style:family="paragraph">
      <style:paragraph-properties fo:margin-top="0.1665in" fo:margin-bottom="0in" fo:line-height="150%" fo:text-align="center" style:writing-mode="lr-tb"/>
    </style:style>
    <style:style style:name="P3" style:family="paragraph">
      <style:paragraph-properties fo:margin-top="0.1665in" fo:margin-bottom="0in" fo:line-height="150%" fo:text-align="center" style:writing-mode="lr-tb"/>
      <style:text-properties fo:color="#ff0000"/>
    </style:style>
    <style:style style:name="P4" style:family="paragraph">
      <style:paragraph-properties fo:text-align="center"/>
      <style:text-properties fo:color="#000080" style:font-name="Arial1" fo:font-size="16pt" fo:font-weight="bold"/>
    </style:style>
    <style:style style:name="P5" style:family="paragraph" style:parent-style-name="Header">
      <style:paragraph-properties fo:text-align="end" style:justify-single-word="false"/>
    </style:style>
    <style:style style:name="P6" style:family="paragraph" style:parent-style-name="Footer">
      <style:paragraph-properties fo:margin-left="0.5in" fo:margin-right="0in" fo:text-indent="-0.5in" style:auto-text-indent="false"/>
    </style:style>
    <style:style style:name="P7" style:family="paragraph" style:parent-style-name="Footer">
      <style:paragraph-properties fo:margin-left="0.5in" fo:margin-right="0in" fo:text-indent="-0.5in" style:auto-text-indent="false"/>
      <style:text-properties fo:letter-spacing="normal"/>
    </style:style>
    <style:style style:name="P8" style:family="paragraph" style:parent-style-name="Standard">
      <style:paragraph-properties fo:text-align="center" style:justify-single-word="false"/>
    </style:style>
    <style:style style:name="P9" style:family="paragraph" style:parent-style-name="Standard">
      <style:text-properties style:font-name="Times New Roman2"/>
    </style:style>
    <style:style style:name="P10" style:family="paragraph" style:parent-style-name="Standard">
      <style:paragraph-properties fo:break-before="page"/>
    </style:style>
    <style:style style:name="P11" style:family="paragraph" style:parent-style-name="Heading">
      <style:paragraph-properties fo:break-before="page"/>
    </style:style>
    <style:style style:name="P12" style:family="paragraph" style:parent-style-name="Text_20_body">
      <style:paragraph-properties>
        <style:tab-stops>
          <style:tab-stop style:position="0.6055in"/>
        </style:tab-stops>
      </style:paragraph-properties>
    </style:style>
    <style:style style:name="P13" style:family="paragraph" style:parent-style-name="Text_20_body">
      <style:paragraph-properties>
        <style:tab-stops>
          <style:tab-stop style:position="0.6055in"/>
        </style:tab-stops>
      </style:paragraph-properties>
      <style:text-properties fo:font-weight="normal" style:font-weight-asian="normal" style:font-weight-complex="normal"/>
    </style:style>
    <style:style style:name="P14" style:family="paragraph" style:parent-style-name="Text_20_body">
      <style:text-properties style:font-name="Times New Roman2"/>
    </style:style>
    <style:style style:name="P15" style:family="paragraph" style:parent-style-name="Text_20_body">
      <style:text-properties fo:font-size="7pt" style:font-size-asian="7pt" style:font-size-complex="7pt"/>
    </style:style>
    <style:style style:name="P16" style:family="paragraph" style:parent-style-name="Text_20_body">
      <style:text-properties fo:font-size="12pt" style:font-size-asian="12pt" style:font-size-complex="12pt"/>
    </style:style>
    <style:style style:name="P17" style:family="paragraph" style:parent-style-name="Table_20_Heading">
      <style:paragraph-properties fo:text-align="center" style:justify-single-word="false"/>
      <style:text-properties fo:color="#ffffff"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Table_20_Contents">
      <style:paragraph-properties fo:text-align="start" style:justify-single-word="false"/>
      <style:text-properties fo:color="#ffffff"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Table_20_Contents">
      <style:paragraph-properties fo:text-align="center" style:justify-single-word="false"/>
      <style:text-properties fo:color="#ffffff"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Table_20_Contents">
      <style:paragraph-properties fo:text-align="center" style:justify-single-word="false"/>
      <style:text-properties fo:color="#000000"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Table_20_Heading">
      <style:paragraph-properties fo:margin-left="0in" fo:margin-right="0in" fo:text-align="center" style:justify-single-word="false" fo:text-indent="0in" style:auto-text-indent="false"/>
      <style:text-properties fo:color="#ffffff"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22" style:family="paragraph" style:parent-style-name="Text_20_body">
      <style:paragraph-properties fo:margin-left="0in" fo:margin-right="0in" fo:text-indent="0in" style:auto-text-indent="false"/>
    </style:style>
    <style:style style:name="P23" style:family="paragraph" style:parent-style-name="Text_20_body">
      <style:paragraph-properties fo:margin-left="0in" fo:margin-right="0in" fo:text-indent="0in" style:auto-text-indent="false"/>
      <style:text-properties style:font-name="Times New Roman2"/>
    </style:style>
    <style:style style:name="P24" style:family="paragraph" style:parent-style-name="Text_20_body">
      <style:paragraph-properties fo:margin-left="0.4929in" fo:margin-right="0in" fo:text-indent="0in" style:auto-text-indent="false"/>
    </style:style>
    <style:style style:name="P25" style:family="paragraph" style:parent-style-name="Text_20_body">
      <style:paragraph-properties fo:margin-left="0.6146in" fo:margin-right="0in" fo:text-indent="0in" style:auto-text-indent="false"/>
    </style:style>
    <style:style style:name="P26" style:family="paragraph" style:parent-style-name="Text_20_body">
      <style:paragraph-properties fo:margin-left="0.5728in" fo:margin-right="0in" fo:text-indent="0in" style:auto-text-indent="false"/>
    </style:style>
    <style:style style:name="P27" style:family="paragraph" style:parent-style-name="Standard" style:master-page-name="First_20_Page">
      <style:paragraph-properties fo:text-align="center" style:justify-single-word="false" style:page-number="auto"/>
      <style:text-properties fo:color="#000080" style:font-name="Arial Black3" fo:font-size="24pt" fo:font-weight="bold" style:font-size-asian="24pt" style:font-weight-asian="bold" style:font-size-complex="24pt" style:font-weight-complex="bold"/>
    </style:style>
    <style:style style:name="P28" style:family="paragraph" style:parent-style-name="Text_20_body" style:list-style-name="L2">
      <style:paragraph-properties>
        <style:tab-stops>
          <style:tab-stop style:position="0.6055in"/>
        </style:tab-stops>
      </style:paragraph-properties>
      <style:text-properties fo:font-weight="normal" style:font-weight-asian="normal" style:font-weight-complex="normal"/>
    </style:style>
    <style:style style:name="P29" style:family="paragraph" style:parent-style-name="Text_20_body" style:list-style-name="L5">
      <style:paragraph-properties>
        <style:tab-stops>
          <style:tab-stop style:position="0.6055in"/>
        </style:tab-stops>
      </style:paragraph-properties>
      <style:text-properties fo:font-weight="normal" style:font-weight-asian="normal" style:font-weight-complex="normal"/>
    </style:style>
    <style:style style:name="P30" style:family="paragraph" style:parent-style-name="Text_20_body" style:list-style-name="L3">
      <style:text-properties fo:font-weight="normal" style:font-weight-asian="normal" style:font-weight-complex="normal"/>
    </style:style>
    <style:style style:name="P31" style:family="paragraph" style:parent-style-name="Text_20_body" style:list-style-name="L4">
      <style:text-properties fo:font-weight="normal" style:font-weight-asian="normal" style:font-weight-complex="normal"/>
    </style:style>
    <style:style style:name="P32" style:family="paragraph" style:parent-style-name="Text_20_body" style:list-style-name="L3">
      <style:paragraph-properties fo:margin-left="0in" fo:margin-right="0in" fo:text-indent="0in" style:auto-text-indent="false"/>
    </style:style>
    <style:style style:name="P33" style:family="paragraph" style:parent-style-name="Heading_20_1">
      <style:paragraph-properties fo:margin-left="0in" fo:margin-right="0in" fo:text-indent="0in" style:auto-text-indent="false"/>
    </style:style>
    <style:style style:name="P34" style:family="paragraph" style:parent-style-name="Heading_20_1" style:list-style-name="L1">
      <style:paragraph-properties fo:margin-left="0in" fo:margin-right="0in" fo:text-indent="0in" style:auto-text-indent="false">
        <style:tab-stops/>
      </style:paragraph-properties>
    </style:style>
    <style:style style:name="P35" style:family="paragraph" style:parent-style-name="Contents_20_2">
      <style:paragraph-properties>
        <style:tab-stops>
          <style:tab-stop style:position="5.8591in" style:type="right" style:leader-style="dotted" style:leader-text="."/>
        </style:tab-stops>
      </style:paragraph-properties>
    </style:style>
    <style:style style:name="P36" style:family="paragraph" style:parent-style-name="Contents_20_3">
      <style:paragraph-properties>
        <style:tab-stops>
          <style:tab-stop style:position="5.5811in" style:type="right" style:leader-style="dotted" style:leader-text="."/>
        </style:tab-stops>
      </style:paragraph-properties>
    </style:style>
    <style:style style:name="P37" style:family="paragraph" style:parent-style-name="Table_20_Contents">
      <style:paragraph-properties fo:text-align="center" style:justify-single-word="false"/>
      <style:text-properties fo:color="#ffffff"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38" style:family="paragraph" style:parent-style-name="Table_20_Contents">
      <style:paragraph-properties fo:text-align="center" style:justify-single-word="false"/>
      <style:text-properties fo:color="#000000"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39" style:family="paragraph" style:parent-style-name="Heading_20_2" style:master-page-name="">
      <style:paragraph-properties fo:margin-left="0in" fo:margin-right="0in" fo:margin-top="0.1665in" fo:margin-bottom="0.1665in" fo:text-align="start" style:justify-single-word="false" fo:text-indent="0in" style:auto-text-indent="false" style:page-number="auto" fo:background-color="transparent" style:shadow="none" text:number-lines="true" text:line-number="0">
        <style:tab-stops>
          <style:tab-stop style:position="0.6055in"/>
        </style:tab-stops>
        <style:background-image/>
      </style:paragraph-properties>
      <style:text-properties fo:color="#000080" style:font-name="Arial Black2" fo:font-size="12pt" fo:font-style="italic" style:font-size-asian="14pt" style:font-style-asian="italic" style:font-size-complex="14pt" style:font-style-complex="italic"/>
    </style:style>
    <style:style style:name="P40" style:family="paragraph" style:parent-style-name="Contents_20_1">
      <style:paragraph-properties>
        <style:tab-stops>
          <style:tab-stop style:position="6.0866in" style:type="right" style:leader-style="dotted" style:leader-text="."/>
        </style:tab-stops>
      </style:paragraph-properties>
    </style:style>
    <style:style style:name="T1" style:family="text">
      <style:text-properties fo:color="#ff0000" style:font-name="Times New Roman" fo:font-size="24pt" fo:language="en" fo:country="GB" fo:font-weight="bold" style:font-name-asian="Times New Roman" style:font-size-asian="24pt" style:font-name-complex="Times New Roman" style:font-size-complex="12pt" style:language-complex="ar" style:country-complex="SA"/>
    </style:style>
    <style:style style:name="T2" style:family="text">
      <style:text-properties fo:color="#000080" style:font-name="Arial1" fo:font-size="16pt" fo:font-weight="bold"/>
    </style:style>
    <style:style style:name="T3" style:family="text">
      <style:text-properties style:font-name="Wingdings 2"/>
    </style:style>
    <style:style style:name="T4" style:family="text">
      <style:text-properties fo:color="#000080" style:font-name="Arial1" fo:font-size="20pt" style:font-size-asian="18pt" style:font-size-complex="18pt"/>
    </style:style>
    <style:style style:name="T5" style:family="text">
      <style:text-properties fo:color="#000080" style:font-name="Wingdings 2" fo:font-size="18pt" style:font-size-asian="18pt" style:font-size-complex="18pt"/>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weight="bold" style:font-weight-asian="bold" style:font-weight-complex="bold"/>
    </style:style>
    <style:style style:name="T11" style:family="text">
      <style:text-properties style:text-underline-style="solid" style:text-underline-width="auto" style:text-underline-color="font-color" fo:font-weight="bold" style:font-weight-asian="bold" style:font-weight-complex="bol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min-label-width="0.6055in"/>
      </text:list-level-style-number>
      <text:list-level-style-number text:level="2" text:style-name="Numbering_20_Symbols" style:num-suffix="." style:num-format="1" text:display-levels="2">
        <style:list-level-properties text:min-label-width="0.6055in"/>
      </text:list-level-style-number>
      <text:list-level-style-number text:level="3" text:style-name="Numbering_20_Symbols" style:num-suffix="." style:num-format="1" text:display-levels="3">
        <style:list-level-properties text:min-label-width="0.605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min-label-width="0.1965in"/>
      </text:list-level-style-number>
      <text:list-level-style-bullet text:level="2" text:style-name="Bullet_20_Symbols" text:bullet-char="◦">
        <style:list-level-properties text:space-before="0.25in" text:min-label-width="0.2in"/>
        <style:text-properties style:font-name="StarSymbol"/>
      </text:list-level-style-bullet>
      <text:list-level-style-number text:level="3" text:style-name="Numbering_20_Symbols" style:num-suffix="." style:num-format="1" text:display-levels="3">
        <style:list-level-properties text:min-label-width="0.605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000080" draw:textarea-horizontal-align="center" draw:textarea-vertical-align="middle" draw:shadow="visible" draw:shadow-offset-x="-0.065in" draw:shadow-offset-y="0.0835in" style:run-through="foreground" style:vertical-pos="from-top" style:vertical-rel="page" style:horizontal-pos="from-left" style:horizontal-rel="paragraph" draw:wrap-influence-on-position="once-concurrent" style:flow-with-text="false"/>
    </style:style>
    <style:style style:name="gr2" style:family="graphic">
      <style:graphic-properties draw:stroke="none" draw:fill="none" draw:fill-color="#ffffff" draw:auto-grow-height="false" draw:auto-grow-width="false" fo:min-height="0.039in" fo:padding-top="0.05in" fo:padding-bottom="0.05in" fo:padding-left="0.1in" fo:padding-right="0.1in" style:run-through="foreground" style:wrap="parallel" style:number-wrapped-paragraphs="no-limit" style:wrap-contour="false" style:vertical-pos="from-top" style:vertical-rel="page" style:horizontal-pos="from-left" style:horizontal-rel="paragraph" draw:wrap-influence-on-position="once-concurrent" style:flow-with-text="false"/>
    </style:style>
    <style:style style:name="gr3" style:family="graphic">
      <style:graphic-properties draw:stroke="none" draw:fill="solid" draw:fill-color="#ffffff" draw:textarea-horizontal-align="center" draw:textarea-vertical-align="middle" draw:shadow="visible" draw:shadow-offset-x="0.0193in" draw:shadow-offset-y="-0.0071in" draw:shadow-color="#808080" style:protect="position size"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rect text:anchor-type="page" text:anchor-page-number="1" draw:z-index="0" draw:style-name="gr1" draw:text-style-name="P1" svg:width="4.7953in" svg:height="3.487in" svg:x="1.9252in" svg:y="4.4626in" draw:corner-radius="0.5807in">
        <text:p/>
      </draw:rect>
      <draw:frame text:anchor-type="page" text:anchor-page-number="1" draw:z-index="1" draw:style-name="gr2" draw:text-style-name="P3" svg:width="4.4087in" svg:height="3.1004in" svg:x="2.1189in" svg:y="4.6563in">
        <draw:text-box>
          <text:p text:style-name="P2"><text:span text:style-name="T1">Call Detail </text:span><text:span text:style-name="T1">Recording</text:span></text:p>
        </draw:text-box>
      </draw:frame>
      <draw:rect text:anchor-type="page" text:anchor-page-number="1" draw:z-index="2" draw:style-name="gr3" draw:text-style-name="P4" svg:width="3.2469in" svg:height="1.1996in" svg:x="2.7063in" svg:y="6.1791in">
        <text:p text:style-name="P1"><text:span text:style-name="T2">Developer Guide</text:span></text:p>
      </draw:rect>
      <text:p text:style-name="P27"/>
      <text:p text:style-name="P8"><text:span text:style-name="T5">º </text:span><text:span text:style-name="T4">SipXecs 4.2</text:span><text:span text:style-name="T5">»</text:span></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0">1.Introduction<text:tab/>3</text:p>
          <text:p text:style-name="P40">2. <text:s text:c="3"/>Call Detail Records<text:tab/>3</text:p>
          <text:p text:style-name="P35">2.1Table cdrs<text:tab/>3</text:p>
          <text:p text:style-name="P35">2.2View view_cdrs<text:tab/>4</text:p>
          <text:p text:style-name="P35">2.3CDR Field Information<text:tab/>5</text:p>
          <text:p text:style-name="P36">2.3.1Id<text:tab/>5</text:p>
          <text:p text:style-name="P36">2.3.2call_id<text:tab/>5</text:p>
          <text:p text:style-name="P36">2.3.3from_tag<text:tab/>5</text:p>
          <text:p text:style-name="P36">2.3.4to_tag<text:tab/>5</text:p>
          <text:p text:style-name="P36">2.3.5caller_aor<text:tab/>5</text:p>
          <text:p text:style-name="P36">2.3.6callee_aor<text:tab/>6</text:p>
          <text:p text:style-name="P36">2.3.7start_time<text:tab/>6</text:p>
          <text:p text:style-name="P36">2.3.8connect_time<text:tab/>6</text:p>
          <text:p text:style-name="P36">2.3.9end_time<text:tab/>6</text:p>
          <text:p text:style-name="P36">2.3.10Termination<text:tab/>7</text:p>
          <text:p text:style-name="P36">2.3.11Failure_status<text:tab/>7</text:p>
          <text:p text:style-name="P36">2.3.12Failure_reason<text:tab/>7</text:p>
          <text:p text:style-name="P36">2.3.13call_direction<text:tab/>7</text:p>
          <text:p text:style-name="P36">2.3.14reference<text:tab/>7</text:p>
          <text:p text:style-name="P36">2.3.15caller_contact<text:tab/>7</text:p>
          <text:p text:style-name="P36">2.3.16callee_contact<text:tab/>8</text:p>
          <text:p text:style-name="P36">2.3.17caller_internal<text:tab/>8</text:p>
          <text:p text:style-name="P36">2.3.18callee_route<text:tab/>8</text:p>
          <text:p text:style-name="P35">2.4Special Users<text:tab/>8</text:p>
          <text:p text:style-name="P40">3. <text:s text:c="3"/>Remote Database Access<text:tab/>9</text:p>
          <text:p text:style-name="P40">4. <text:s text:c="3"/>CDR Database Access<text:tab/>10</text:p>
        </text:index-body>
      </text:table-of-content>
      <text:p text:style-name="Text_20_body"/>
      <text:p text:style-name="P11">Call Detail Recording</text:p>
      <text:p text:style-name="Sub-Heading">Developer Guide</text:p>
      <text:list xml:id="list1997404279" text:style-name="L1">
        <text:list-item>
          <text:h text:style-name="P34" text:outline-level="1">Introduction</text:h>
        </text:list-item>
      </text:list>
      <text:p text:style-name="P12"><text:span text:style-name="T8">The SipXecs Call Detail Records</text:span><text:span text:style-name="T6"> (CDRs) subsystem generates details of calls and stores them in a local database . This information is used for many purposes among which includes:</text:span></text:p>
      <text:list xml:id="list1355684703" text:style-name="L2">
        <text:list-item>
          <text:p text:style-name="P28">Call Accounting - Billing</text:p>
        </text:list-item>
        <text:list-item>
          <text:p text:style-name="P28">System Utilization</text:p>
        </text:list-item>
        <text:list-item>
          <text:p text:style-name="P28">Resource Utilization </text:p>
        </text:list-item>
      </text:list>
      <text:p text:style-name="P13">SipXecs provides a System Administrator with the ability to view and report on records in the system, however, <text:s/>in some cases it is desirable to have more control over the use of this data.</text:p>
      <text:p text:style-name="P13">This document provides information for developers wishing to access and interpret the raw CDR data stored in the system. <text:s/></text:p>
      <text:p text:style-name="P13">It is assumed that the developer has sufficient knowledge of the Structured Query Language (SQL) in order to retrieve the necessary records and information in the database, SIP terminology to understand the data and basic SQL database table structuring. </text:p>
      <text:p text:style-name="P13"><text:s/></text:p>
      <text:h text:style-name="Heading_20_1" text:outline-level="1"><text:span text:style-name="T6"><text:s text:c="4"/></text:span><text:span text:style-name="T10">Call Detail Records</text:span></text:h>
      <text:p text:style-name="Text_20_body">CDRs are stored in a Postgres database named “SIPXCDR” and can be retrieved or viewed in either its raw (full) format or in a restricted view. <text:s/></text:p>
      <text:p text:style-name="Text_20_body">The raw format of the data (table cdrs) contains all of the stored information for each call in the system. <text:s/>A publicly available schema for the table “cdrs” can be found on the master system under <text:span text:style-name="T7">/etc/sipxpbx/cdr/schema.sql</text:span>.</text:p>
      <text:p text:style-name="Text_20_body">The restricted view of the data (view view_cdrs) holds commonly used <text:s/>information. <text:s text:c="2"/>The advantage to using the view, should it provide all the necessary information for your needs, <text:s/>is that it protects you against possible future changes to the database schema. </text:p>
      <text:h text:style-name="Heading_20_2" text:outline-level="2">Table cdrs</text:h>
      <text:p text:style-name="P14">The records in the “cdrs” table contain the following information as used in SCS release 3.0:</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1">Field Name</text:p>
            </table:table-cell>
            <table:table-cell table:style-name="Table3.B1" office:value-type="string">
              <text:p text:style-name="P17">Type</text:p>
            </table:table-cell>
            <table:table-cell table:style-name="Table3.C1" office:value-type="string">
              <text:p text:style-name="P17">Description</text:p>
            </table:table-cell>
          </table:table-row>
        </table:table-header-rows>
        <table:table-row>
          <table:table-cell table:style-name="Table3.A2" office:value-type="string">
            <text:p text:style-name="P19">Id</text:p>
          </table:table-cell>
          <table:table-cell table:style-name="Table3.B2" office:value-type="string">
            <text:p text:style-name="P20">Serial8</text:p>
          </table:table-cell>
          <table:table-cell table:style-name="Table3.C2" office:value-type="string">
            <text:p text:style-name="P20">Primary Key – uniquely identifies the record.</text:p>
          </table:table-cell>
        </table:table-row>
        <table:table-row>
          <table:table-cell table:style-name="Table3.A2" office:value-type="string">
            <text:p text:style-name="P19">call_id</text:p>
          </table:table-cell>
          <table:table-cell table:style-name="Table3.B2" office:value-type="string">
            <text:p text:style-name="P20">Text</text:p>
          </table:table-cell>
          <table:table-cell table:style-name="Table3.C2" office:value-type="string">
            <text:p text:style-name="P20">SIP Call Identifier – unique per call.</text:p>
          </table:table-cell>
        </table:table-row>
        <table:table-row>
          <table:table-cell table:style-name="Table3.A2" office:value-type="string">
            <text:p text:style-name="P19">from_tag</text:p>
          </table:table-cell>
          <table:table-cell table:style-name="Table3.B2" office:value-type="string">
            <text:p text:style-name="P20">Text</text:p>
          </table:table-cell>
          <table:table-cell table:style-name="Table3.C2" office:value-type="string">
            <text:p text:style-name="P20">SIP tag provided by call <text:soft-page-break/>originator.</text:p>
          </table:table-cell>
        </table:table-row>
        <table:table-row>
          <table:table-cell table:style-name="Table3.A2" office:value-type="string">
            <text:p text:style-name="P19">to_tag</text:p>
          </table:table-cell>
          <table:table-cell table:style-name="Table3.B2" office:value-type="string">
            <text:p text:style-name="P20">Text</text:p>
          </table:table-cell>
          <table:table-cell table:style-name="Table3.C2" office:value-type="string">
            <text:p text:style-name="P20">SIP tag provided by call recipient.</text:p>
          </table:table-cell>
        </table:table-row>
        <table:table-row>
          <table:table-cell table:style-name="Table3.A2" office:value-type="string">
            <text:p text:style-name="P19">caller_aor</text:p>
          </table:table-cell>
          <table:table-cell table:style-name="Table3.B2" office:value-type="string">
            <text:p text:style-name="P20">Text</text:p>
          </table:table-cell>
          <table:table-cell table:style-name="Table3.C2" office:value-type="string">
            <text:p text:style-name="P20">Call originator Address of Record (AOR)</text:p>
          </table:table-cell>
        </table:table-row>
        <table:table-row>
          <table:table-cell table:style-name="Table3.A2" office:value-type="string">
            <text:p text:style-name="P19">callee_aor</text:p>
          </table:table-cell>
          <table:table-cell table:style-name="Table3.B2" office:value-type="string">
            <text:p text:style-name="P20">Text</text:p>
          </table:table-cell>
          <table:table-cell table:style-name="Table3.C2" office:value-type="string">
            <text:p text:style-name="P20">Call recipient Address of Record(AOR).</text:p>
          </table:table-cell>
        </table:table-row>
        <table:table-row>
          <table:table-cell table:style-name="Table3.A2" office:value-type="string">
            <text:p text:style-name="P19">start_time</text:p>
          </table:table-cell>
          <table:table-cell table:style-name="Table3.B2" office:value-type="string">
            <text:p text:style-name="P20">Timestamp</text:p>
          </table:table-cell>
          <table:table-cell table:style-name="Table3.C2" office:value-type="string">
            <text:p text:style-name="P20">Database timestamp in GMT of call start.</text:p>
          </table:table-cell>
        </table:table-row>
        <table:table-row>
          <table:table-cell table:style-name="Table3.A2" office:value-type="string">
            <text:p text:style-name="P19">connect_time</text:p>
          </table:table-cell>
          <table:table-cell table:style-name="Table3.B2" office:value-type="string">
            <text:p text:style-name="P20">Timestamp</text:p>
          </table:table-cell>
          <table:table-cell table:style-name="Table3.C2" office:value-type="string">
            <text:p text:style-name="P20">Database timestamp in GMT of call connect.</text:p>
          </table:table-cell>
        </table:table-row>
        <table:table-row>
          <table:table-cell table:style-name="Table3.A2" office:value-type="string">
            <text:p text:style-name="P19">end_time</text:p>
          </table:table-cell>
          <table:table-cell table:style-name="Table3.B2" office:value-type="string">
            <text:p text:style-name="P20">Timestamp</text:p>
          </table:table-cell>
          <table:table-cell table:style-name="Table3.C2" office:value-type="string">
            <text:p text:style-name="P20">Database timestamp in GMT of call end.</text:p>
          </table:table-cell>
        </table:table-row>
        <table:table-row>
          <table:table-cell table:style-name="Table3.A2" office:value-type="string">
            <text:p text:style-name="P19">termination</text:p>
          </table:table-cell>
          <table:table-cell table:style-name="Table3.B2" office:value-type="string">
            <text:p text:style-name="P20">Char(1)</text:p>
          </table:table-cell>
          <table:table-cell table:style-name="Table3.C2" office:value-type="string">
            <text:p text:style-name="P20">Call status. <text:s/>Indicates success or failure of call at end.</text:p>
          </table:table-cell>
        </table:table-row>
        <table:table-row>
          <table:table-cell table:style-name="Table3.A2" office:value-type="string">
            <text:p text:style-name="P19">failure_status</text:p>
          </table:table-cell>
          <table:table-cell table:style-name="Table3.B2" office:value-type="string">
            <text:p text:style-name="P20">Int2</text:p>
          </table:table-cell>
          <table:table-cell table:style-name="Table3.C2" office:value-type="string">
            <text:p text:style-name="P20">SIP failure code for call failure.</text:p>
          </table:table-cell>
        </table:table-row>
        <table:table-row>
          <table:table-cell table:style-name="Table3.A2" office:value-type="string">
            <text:p text:style-name="P19">failure_reason</text:p>
          </table:table-cell>
          <table:table-cell table:style-name="Table3.B2" office:value-type="string">
            <text:p text:style-name="P20">Text</text:p>
          </table:table-cell>
          <table:table-cell table:style-name="Table3.C2" office:value-type="string">
            <text:p text:style-name="P20">SIP text reason for call failure. <text:s/>Empty if call successful. </text:p>
          </table:table-cell>
        </table:table-row>
        <table:table-row>
          <table:table-cell table:style-name="Table3.A2" office:value-type="string">
            <text:p text:style-name="P18">call_direction</text:p>
          </table:table-cell>
          <table:table-cell table:style-name="Table3.B2" office:value-type="string">
            <text:p text:style-name="P20">Char(1)</text:p>
          </table:table-cell>
          <table:table-cell table:style-name="Table3.C2" office:value-type="string">
            <text:p text:style-name="P20">Not currently used.</text:p>
          </table:table-cell>
        </table:table-row>
      </table:table>
      <text:p text:style-name="Text_20_body"/>
      <text:h text:style-name="Heading_20_2" text:outline-level="2">View view_cdrs</text:h>
      <text:p text:style-name="P9"/>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21">Field Name</text:p>
            </table:table-cell>
            <table:table-cell table:style-name="Table4.B1" office:value-type="string">
              <text:p text:style-name="P17">Type</text:p>
            </table:table-cell>
            <table:table-cell table:style-name="Table4.C1" office:value-type="string">
              <text:p text:style-name="P17">Description</text:p>
            </table:table-cell>
          </table:table-row>
        </table:table-header-rows>
        <table:table-row>
          <table:table-cell table:style-name="Table4.A2" office:value-type="string">
            <text:p text:style-name="P19">Id</text:p>
          </table:table-cell>
          <table:table-cell table:style-name="Table4.B2" office:value-type="string">
            <text:p text:style-name="P20">Serial8</text:p>
          </table:table-cell>
          <table:table-cell table:style-name="Table4.C2" office:value-type="string">
            <text:p text:style-name="P20">Primary Key – uniquely identifies the record.</text:p>
          </table:table-cell>
        </table:table-row>
        <table:table-row>
          <table:table-cell table:style-name="Table4.A2" office:value-type="string">
            <text:p text:style-name="P19">caller_aor</text:p>
          </table:table-cell>
          <table:table-cell table:style-name="Table4.B2" office:value-type="string">
            <text:p text:style-name="P20">Text</text:p>
          </table:table-cell>
          <table:table-cell table:style-name="Table4.C2" office:value-type="string">
            <text:p text:style-name="P20">Call originator Address of Record (AOR)</text:p>
          </table:table-cell>
        </table:table-row>
        <table:table-row>
          <table:table-cell table:style-name="Table4.A2" office:value-type="string">
            <text:p text:style-name="P19">callee_aor</text:p>
          </table:table-cell>
          <table:table-cell table:style-name="Table4.B2" office:value-type="string">
            <text:p text:style-name="P20">Text</text:p>
          </table:table-cell>
          <table:table-cell table:style-name="Table4.C2" office:value-type="string">
            <text:p text:style-name="P20">Call recipient Address of Record(AOR).</text:p>
          </table:table-cell>
        </table:table-row>
        <table:table-row>
          <table:table-cell table:style-name="Table4.A2" office:value-type="string">
            <text:p text:style-name="P19">start_time</text:p>
          </table:table-cell>
          <table:table-cell table:style-name="Table4.B2" office:value-type="string">
            <text:p text:style-name="P20">Timestamp</text:p>
          </table:table-cell>
          <table:table-cell table:style-name="Table4.C2" office:value-type="string">
            <text:p text:style-name="P20">Database timestamp in GMT of call start.</text:p>
          </table:table-cell>
        </table:table-row>
        <table:table-row>
          <table:table-cell table:style-name="Table4.A2" office:value-type="string">
            <text:p text:style-name="P19">connect_time</text:p>
          </table:table-cell>
          <table:table-cell table:style-name="Table4.B2" office:value-type="string">
            <text:p text:style-name="P20">Timestamp</text:p>
          </table:table-cell>
          <table:table-cell table:style-name="Table4.C2" office:value-type="string">
            <text:p text:style-name="P20">Database timestamp in GMT of call connect.</text:p>
          </table:table-cell>
        </table:table-row>
        <table:table-row>
          <table:table-cell table:style-name="Table4.A2" office:value-type="string">
            <text:p text:style-name="P19">end_time</text:p>
          </table:table-cell>
          <table:table-cell table:style-name="Table4.B2" office:value-type="string">
            <text:p text:style-name="P20">Timestamp</text:p>
          </table:table-cell>
          <table:table-cell table:style-name="Table4.C2" office:value-type="string">
            <text:p text:style-name="P20">Database timestamp in UTC (GMT) of call end.</text:p>
          </table:table-cell>
        </table:table-row>
        <table:table-row>
          <table:table-cell table:style-name="Table4.A2" office:value-type="string">
            <text:p text:style-name="P19">duration</text:p>
          </table:table-cell>
          <table:table-cell table:style-name="Table4.B2" office:value-type="string">
            <text:p text:style-name="P20">Timestamp</text:p>
          </table:table-cell>
          <table:table-cell table:style-name="Table4.C2" office:value-type="string">
            <text:p text:style-name="P20">(end_time - connect_time)</text:p>
          </table:table-cell>
        </table:table-row>
        <table:table-row>
          <table:table-cell table:style-name="Table4.A2" office:value-type="string">
            <text:p text:style-name="P19">termination</text:p>
          </table:table-cell>
          <table:table-cell table:style-name="Table4.B2" office:value-type="string">
            <text:p text:style-name="P20">Char(1)</text:p>
          </table:table-cell>
          <table:table-cell table:style-name="Table4.C2" office:value-type="string">
            <text:p text:style-name="P20">Call status. <text:s/>Indicates success or failure of call at end.</text:p>
          </table:table-cell>
        </table:table-row>
        <table:table-row>
          <table:table-cell table:style-name="Table4.A2" office:value-type="string">
            <text:p text:style-name="P19">failure_status</text:p>
          </table:table-cell>
          <table:table-cell table:style-name="Table4.B2" office:value-type="string">
            <text:p text:style-name="P20">Int2</text:p>
          </table:table-cell>
          <table:table-cell table:style-name="Table4.C2" office:value-type="string">
            <text:p text:style-name="P20">SIP failure code for call failure.</text:p>
          </table:table-cell>
        </table:table-row>
        <table:table-row>
          <table:table-cell table:style-name="Table4.A2" office:value-type="string">
            <text:p text:style-name="P19">failure_reason</text:p>
          </table:table-cell>
          <table:table-cell table:style-name="Table4.B2" office:value-type="string">
            <text:p text:style-name="P20">Text</text:p>
          </table:table-cell>
          <table:table-cell table:style-name="Table4.C2" office:value-type="string">
            <text:p text:style-name="P20">SIP text reason for call failure. <text:s/><text:soft-page-break/>Empty if call successful. </text:p>
          </table:table-cell>
        </table:table-row>
        <table:table-row>
          <table:table-cell table:style-name="Table4.A2" office:value-type="string">
            <text:p text:style-name="P18">call_direction</text:p>
          </table:table-cell>
          <table:table-cell table:style-name="Table4.B2" office:value-type="string">
            <text:p text:style-name="P20">Char(1)</text:p>
          </table:table-cell>
          <table:table-cell table:style-name="Table4.C2" office:value-type="string">
            <text:p text:style-name="P20">Not currently used.</text:p>
          </table:table-cell>
        </table:table-row>
        <table:table-row>
          <table:table-cell table:style-name="Table4.A2" office:value-type="string">
            <text:p text:style-name="P18">reference</text:p>
          </table:table-cell>
          <table:table-cell table:style-name="Table4.B2" office:value-type="string">
            <text:p text:style-name="P20">Text</text:p>
          </table:table-cell>
          <table:table-cell table:style-name="Table4.C2" office:value-type="string">
            <text:p text:style-name="P20">Comma separated list of related call id(s).</text:p>
          </table:table-cell>
        </table:table-row>
        <table:table-row>
          <table:table-cell table:style-name="Table4.A2" office:value-type="string">
            <text:p text:style-name="P18">caller_contact</text:p>
          </table:table-cell>
          <table:table-cell table:style-name="Table4.B2" office:value-type="string">
            <text:p text:style-name="P20">Text</text:p>
          </table:table-cell>
          <table:table-cell table:style-name="Table4.C2" office:value-type="string">
            <text:p text:style-name="P20">Contact URI for Caller</text:p>
          </table:table-cell>
        </table:table-row>
        <table:table-row>
          <table:table-cell table:style-name="Table4.A2" office:value-type="string">
            <text:p text:style-name="P18">callee_contact</text:p>
          </table:table-cell>
          <table:table-cell table:style-name="Table4.B2" office:value-type="string">
            <text:p text:style-name="P20">Text</text:p>
          </table:table-cell>
          <table:table-cell table:style-name="Table4.C2" office:value-type="string">
            <text:p text:style-name="P20">Contact URI for call recipient</text:p>
          </table:table-cell>
        </table:table-row>
        <table:table-row>
          <table:table-cell table:style-name="Table4.A2" office:value-type="string">
            <text:p text:style-name="P18">caller_internal</text:p>
          </table:table-cell>
          <table:table-cell table:style-name="Table4.B2" office:value-type="string">
            <text:p text:style-name="P20">Boolean</text:p>
          </table:table-cell>
          <table:table-cell table:style-name="Table4.C2" office:value-type="string">
            <text:p text:style-name="P20">Indication of whether the caller is internal or not (true = internal)</text:p>
          </table:table-cell>
        </table:table-row>
        <table:table-row>
          <table:table-cell table:style-name="Table4.A2" office:value-type="string">
            <text:p text:style-name="P18">callee_route</text:p>
          </table:table-cell>
          <table:table-cell table:style-name="Table4.B2" office:value-type="string">
            <text:p text:style-name="P20">Text</text:p>
          </table:table-cell>
          <table:table-cell table:style-name="Table4.C2" office:value-type="string">
            <text:p text:style-name="P20">Comma separated list of call tags to help identify type of call.</text:p>
          </table:table-cell>
        </table:table-row>
      </table:table>
      <text:p text:style-name="Text_20_body"/>
      <text:h text:style-name="Heading_20_2" text:outline-level="2">CDR Field Information</text:h>
      <text:p text:style-name="Text_20_body">To properly interpret the data for a call record, it is necessary to understand the use of each field and any relationship to other fields in the record. <text:s/>The following provides a more complete description of each field and its interpretation.</text:p>
      <text:h text:style-name="Heading_20_3" text:outline-level="3">Id</text:h>
      <text:p text:style-name="P24">Record Id automatically assigned by the database system when a record is inserted. <text:s/>Unique across all records and provides no real value when processing by an application.</text:p>
      <text:h text:style-name="Heading_20_3" text:outline-level="3">call_id</text:h>
      <text:p text:style-name="Text_20_body">A globally unique identifier for this call. <text:s/>It is generated and supplied by the caller typically by combining a random string and the host name or IP address.</text:p>
      <text:h text:style-name="Heading_20_3" text:outline-level="3">from_tag</text:h>
      <text:p text:style-name="Text_20_body">A globally unique and cryptographically random string generated by the caller. <text:s/>Used in combination with the call_id and to_tag to uniquely identify a dialog between the 2 endpoints of the call. <text:s/>This field is typically not used by applications when processing CDR records.</text:p>
      <text:h text:style-name="Heading_20_3" text:outline-level="3">to_tag</text:h>
      <text:p text:style-name="Text_20_body">A globally unique and cryptographically random string generated by the callee. <text:s/>Used in combination with the call_id and from_tag to uniquely identify a dialog between the 2 endpoints of the call. <text:s/>This field is typically not used by applications when processing CDR records.</text:p>
      <text:h text:style-name="Heading_20_3" text:outline-level="3">caller_aor</text:h>
      <text:p text:style-name="Text_20_body">Address of Record (AOR) of the initiator of the call. <text:s/>It is a SIP Uniform Resource Identifier (URI) that points to a domain with a location service. Frequently thought of as the public address of the user (e.g. sip:<text:a xlink:type="simple" xlink:href="mailto:19941@abccompany.com">19941@abccompany.com</text:a>).</text:p>
      <text:p text:style-name="Text_20_body"><text:soft-page-break/>On an outgoing call, this field is typically used for determining who to charge the call against. <text:s/></text:p>
      <text:p text:style-name="Text_20_body">On an incoming call, this field is typically used for determining who called into the system. <text:s/>If the incoming call is from a gateway, this field usually contains the Caller Id of </text:p>
      <text:p text:style-name="Text_20_body"/>
      <text:h text:style-name="Heading_20_3" text:outline-level="3">callee_aor</text:h>
      <text:p text:style-name="Text_20_body">Address of Record (AOR) of the recipient of the call. <text:s/>It is a SIP Uniform Resource Identifier (URI) that points to a domain with a location service. Frequently thought of as the public address of the user (e.g. sip:2154@farendcompany.com)</text:p>
      <text:h text:style-name="Heading_20_3" text:outline-level="3">start_time</text:h>
      <text:p text:style-name="Text_20_body">Database timestamp in UTC(GMT) time without a time zone indicating the start time of the call. <text:s/>Value is of the format:</text:p>
      <text:p text:style-name="P15">&lt;4 digit year&gt;-&lt;2 digit month&gt;-&lt;2 digit day&gt; &lt;2 digit hour in a 24 hour clock&gt;:&lt;2 digit minutes&gt;:&lt;2 digit seconds&gt;.&lt;3 digit micro seconds&gt;</text:p>
      <text:p text:style-name="P16">e.g. 2009-05-19 17:53:47.039</text:p>
      <text:p text:style-name="P16"/>
      <text:p text:style-name="P16">It is up to the application to modify this time according to the time zone for the system.</text:p>
      <text:p text:style-name="P16"><text:span text:style-name="T11">Note</text:span>: <text:s/>This value only indicates the time when a call was initiated and not when it was actually answered.</text:p>
      <text:h text:style-name="Heading_20_3" text:outline-level="3">connect_time</text:h>
      <text:p text:style-name="Text_20_body">Database timestamp in UTC(GMT) time without a time zone indicating the time the call connected between the 2 parties. <text:s/>Value is of the format:</text:p>
      <text:p text:style-name="P15">&lt;4 digit year&gt;-&lt;2 digit month&gt;-&lt;2 digit day&gt; &lt;2 digit hour in a 24 hour clock&gt;:&lt;2 digit minutes&gt;:&lt;2 digit seconds&gt;.&lt;3 digit micro seconds&gt;</text:p>
      <text:p text:style-name="P16">e.g. 2009-05-19 17:53:53.219</text:p>
      <text:p text:style-name="P16"/>
      <text:p text:style-name="P16">It is up to the application to modify this time according to the time zone for the system.</text:p>
      <text:p text:style-name="P16"><text:span text:style-name="T11">Note</text:span>: <text:s/>The difference between the connect_time and start_time can be thought of as the amount of time the call was “ringing”.</text:p>
      <text:h text:style-name="Heading_20_3" text:outline-level="3">end_time</text:h>
      <text:p text:style-name="Text_20_body">Database timestamp in UTC(GMT) time without a time zone indicating the time the call <text:s/>ended between the 2 parties. <text:s/>Value is of the format:</text:p>
      <text:p text:style-name="P15">&lt;4 digit year&gt;-&lt;2 digit month&gt;-&lt;2 digit day&gt; &lt;2 digit hour in a 24 hour clock&gt;:&lt;2 digit minutes&gt;:&lt;2 digit seconds&gt;.&lt;3 digit micro seconds&gt;</text:p>
      <text:p text:style-name="P16">e.g. 2009-05-19 17:56:53.219</text:p>
      <text:p text:style-name="P16"/>
      <text:p text:style-name="P16">It is up to the application to modify this time according to the time zone for the system.</text:p>
      <text:p text:style-name="P16"><text:span text:style-name="T11">Note</text:span>: <text:s/>Call duration can be calculated by calculating the difference between end_time and connect_time.</text:p>
      <text:h text:style-name="Heading_20_3" text:outline-level="3"><text:soft-page-break/>Termination</text:h>
      <text:p text:style-name="Text_20_body">A single character code indicating the success or failure of the call. <text:s/></text:p>
      <text:p text:style-name="Text_20_body">'C' = Call Completed successfully. <text:s/></text:p>
      <text:p text:style-name="Text_20_body">'F' = Call Failed. <text:s/>Application must examine the failure_status and failure_reason for additional information indicating a reasoning for the failure.</text:p>
      <text:p text:style-name="Text_20_body">'T' = Call Transferred.</text:p>
      <text:p text:style-name="Text_20_body">'U' = Call Completion status is Unknown. <text:s/>This status is used for calls whose tracking we have lost. <text:s/>In those cases, we tag the status as unknown and close off the record.</text:p>
      <text:p text:style-name="Text_20_body"/>
      <text:p text:style-name="Text_20_body"><text:span text:style-name="T11">Note</text:span>: <text:s/>Unanswered or Abandoned calls are flagged as failed calls.</text:p>
      <text:h text:style-name="Heading_20_3" text:outline-level="3">Failure_status</text:h>
      <text:p text:style-name="Text_20_body">In a call failure scenario (termination = 'F'), this field may contain the SIP failure code. <text:s/>These failure codes are 3-digit integers in the 4xx,5xx and 6xx range (where xx is 00 to 99).</text:p>
      <text:h text:style-name="Heading_20_3" text:outline-level="3">Failure_reason</text:h>
      <text:p text:style-name="Text_20_body">In a call failure scenario (termination= 'F'), this text field contains a short english description of the failure_code.</text:p>
      <text:p text:style-name="Text_20_body">e.g. <text:s/>failure code 408 = “Request Timeout”</text:p>
      <text:h text:style-name="Heading_20_3" text:outline-level="3">call_direction</text:h>
      <text:p text:style-name="Text_20_body">Not currently implemented or populated.</text:p>
      <text:h text:style-name="Heading_20_3" text:outline-level="3">reference</text:h>
      <text:p text:style-name="Text_20_body">For SIP, every call generates a new call id. <text:s/>In scenarios such as a Transfer (ie. Blind, Consultative, ..) multiple SIP calls (and subsequently call id(s)) occur, thereby generating multiple CDR records. <text:s/></text:p>
      <text:p text:style-name="Text_20_body">In order to be able to link calls into a logical group to represent a single call in the traditional sense, the reference field can be used to trace in <text:span text:style-name="T11">reverse order</text:span> the path of the call in the system. <text:s text:c="3"/></text:p>
      <text:p text:style-name="Text_20_body">The reference field contains a comma separated list of SIP call id(s) with a parameter (rel) indicating the type of relationship to the current record's call id. <text:s/>Two possible values for the relationship field can occur (refer and xfer). <text:s text:c="2"/>The “xfer” value occurs in a consultative transfer and refers to the consult call. <text:s/>The “refer” value indicates the call that was transferred.</text:p>
      <text:h text:style-name="Heading_20_3" text:outline-level="3">caller_contact</text:h>
      <text:p text:style-name="Text_20_body">Contact for the call originator. <text:s/>It is a SIP Uniform Resource Identifier (URI) that provides <text:s/>contact information to a specific instance of the user agent.</text:p>
      <text:p text:style-name="Text_20_body">In SIP, a user may register from many different locations. <text:s/>The contact can provide in this situation more detailed information as to exactly which device for that user initiated the call.</text:p>
      <text:h text:style-name="Heading_20_3" text:outline-level="3"><text:soft-page-break/>callee_contact</text:h>
      <text:p text:style-name="Text_20_body">Contact for the call recipient. <text:s/>It is a SIP Uniform Resource Identifier (URI) that provides <text:s/>contact information to a specific instance of the user agent of the user which accepted the call.</text:p>
      <text:p text:style-name="Text_20_body">In SIP, a user may register from many different locations. <text:s/>The contact can provide in this situation more detailed information as to exactly which device for that user accepted the call or in some cases where a call is forked to multiple possible recipients, the actual recipient which accepted the call. </text:p>
      <text:h text:style-name="Heading_20_3" text:outline-level="3">caller_internal</text:h>
      <text:p text:style-name="Text_20_body">A boolean value (true,false) indicating whether the call originator is an internally recognized user (true) or not (false). <text:s/>This field can be used in combination with the callee_route to help categorize calls as Incoming, Outgoing, Tandem and Internal.</text:p>
      <text:h text:style-name="Heading_20_3" text:outline-level="3">callee_route</text:h>
      <text:p text:style-name="Text_20_body">The callee_route is a string containing a comma separated list of “calltags” that provides information as to the category of the destination (and how it was obtained). <text:s/>The majority of the tags are based on the dial plan rules currently enabled. <text:s/>The current list of possible call tags are:</text:p>
      <table:table table:name="CallTags" table:style-name="CallTags">
        <table:table-column table:style-name="CallTags.A"/>
        <table:table-column table:style-name="CallTags.B"/>
        <table:table-header-rows>
          <table:table-row>
            <table:table-cell table:style-name="CallTags.A1" office:value-type="string">
              <text:p text:style-name="Table_20_Heading">Tag</text:p>
            </table:table-cell>
            <table:table-cell table:style-name="CallTags.B1" office:value-type="string">
              <text:p text:style-name="Table_20_Heading">Description</text:p>
            </table:table-cell>
          </table:table-row>
        </table:table-header-rows>
        <table:table-row>
          <table:table-cell table:style-name="CallTags.A2" office:value-type="string">
            <text:p text:style-name="Table_20_Contents">INT </text:p>
          </table:table-cell>
          <table:table-cell table:style-name="CallTags.B2" office:value-type="string">
            <text:p text:style-name="Table_20_Contents">Internal</text:p>
          </table:table-cell>
        </table:table-row>
        <table:table-row>
          <table:table-cell table:style-name="CallTags.A2" office:value-type="string">
            <text:p text:style-name="Table_20_Contents">LOCL</text:p>
          </table:table-cell>
          <table:table-cell table:style-name="CallTags.B2" office:value-type="string">
            <text:p text:style-name="Table_20_Contents">Local</text:p>
          </table:table-cell>
        </table:table-row>
        <table:table-row>
          <table:table-cell table:style-name="CallTags.A2" office:value-type="string">
            <text:p text:style-name="Table_20_Contents">VM</text:p>
          </table:table-cell>
          <table:table-cell table:style-name="CallTags.B2" office:value-type="string">
            <text:p text:style-name="Table_20_Contents">Voice Mail</text:p>
          </table:table-cell>
        </table:table-row>
        <table:table-row>
          <table:table-cell table:style-name="CallTags.A2" office:value-type="string">
            <text:p text:style-name="Table_20_Contents">VMR</text:p>
          </table:table-cell>
          <table:table-cell table:style-name="CallTags.B2" office:value-type="string">
            <text:p text:style-name="Table_20_Contents">Voice Mail Redirect</text:p>
          </table:table-cell>
        </table:table-row>
        <table:table-row>
          <table:table-cell table:style-name="CallTags.A2" office:value-type="string">
            <text:p text:style-name="Table_20_Contents">LD</text:p>
          </table:table-cell>
          <table:table-cell table:style-name="CallTags.B2" office:value-type="string">
            <text:p text:style-name="Table_20_Contents">Long Distance</text:p>
          </table:table-cell>
        </table:table-row>
        <table:table-row>
          <table:table-cell table:style-name="CallTags.A2" office:value-type="string">
            <text:p text:style-name="Table_20_Contents">TF</text:p>
          </table:table-cell>
          <table:table-cell table:style-name="CallTags.B2" office:value-type="string">
            <text:p text:style-name="Table_20_Contents">Toll Free</text:p>
          </table:table-cell>
        </table:table-row>
        <table:table-row>
          <table:table-cell table:style-name="CallTags.A2" office:value-type="string">
            <text:p text:style-name="Table_20_Contents">STS</text:p>
          </table:table-cell>
          <table:table-cell table:style-name="CallTags.B2" office:value-type="string">
            <text:p text:style-name="Table_20_Contents">Site to Site</text:p>
          </table:table-cell>
        </table:table-row>
        <table:table-row>
          <table:table-cell table:style-name="CallTags.A2" office:value-type="string">
            <text:p text:style-name="Table_20_Contents">CUST</text:p>
          </table:table-cell>
          <table:table-cell table:style-name="CallTags.B2" office:value-type="string">
            <text:p text:style-name="Table_20_Contents">Custom dialing rule</text:p>
          </table:table-cell>
        </table:table-row>
        <table:table-row>
          <table:table-cell table:style-name="CallTags.A2" office:value-type="string">
            <text:p text:style-name="Table_20_Contents">EMERG</text:p>
          </table:table-cell>
          <table:table-cell table:style-name="CallTags.B2" office:value-type="string">
            <text:p text:style-name="Table_20_Contents">Emergency</text:p>
          </table:table-cell>
        </table:table-row>
        <table:table-row>
          <table:table-cell table:style-name="CallTags.A2" office:value-type="string">
            <text:p text:style-name="Table_20_Contents">PAGE</text:p>
          </table:table-cell>
          <table:table-cell table:style-name="CallTags.B2" office:value-type="string">
            <text:p text:style-name="Table_20_Contents">Page</text:p>
          </table:table-cell>
        </table:table-row>
        <table:table-row>
          <table:table-cell table:style-name="CallTags.A2" office:value-type="string">
            <text:p text:style-name="Table_20_Contents">AA</text:p>
          </table:table-cell>
          <table:table-cell table:style-name="CallTags.B2" office:value-type="string">
            <text:p text:style-name="Table_20_Contents">Auto Attendant</text:p>
          </table:table-cell>
        </table:table-row>
        <table:table-row>
          <table:table-cell table:style-name="CallTags.A2" office:value-type="string">
            <text:p text:style-name="Table_20_Contents">AL</text:p>
          </table:table-cell>
          <table:table-cell table:style-name="CallTags.B2" office:value-type="string">
            <text:p text:style-name="Table_20_Contents">Alias</text:p>
          </table:table-cell>
        </table:table-row>
        <table:table-row>
          <table:table-cell table:style-name="CallTags.A2" office:value-type="string">
            <text:p text:style-name="Table_20_Contents">REST</text:p>
          </table:table-cell>
          <table:table-cell table:style-name="CallTags.B2" office:value-type="string">
            <text:p text:style-name="Table_20_Contents">Restricted</text:p>
          </table:table-cell>
        </table:table-row>
      </table:table>
      <text:p text:style-name="Text_20_body"><text:s/></text:p>
      <text:p text:style-name="Text_20_body"/>
      <text:h text:style-name="P39" text:outline-level="2">Special Users</text:h>
      <text:p text:style-name="P25">A number of special users are defined in the SipXecs system and may appear in the CDR record under either the caller_aor or callee_aor fields. <text:s/>The current list of special users and their meaning are:</text:p>
      <text:p text:style-name="P23"/>
      <table:table table:name="Table6" table:style-name="Table6">
        <table:table-column table:style-name="Table6.A"/>
        <table:table-column table:style-name="Table6.B"/>
        <table:table-header-rows>
          <text:soft-page-break/>
          <table:table-row>
            <table:table-cell table:style-name="Table6.A1" office:value-type="string">
              <text:p text:style-name="P21">User Id</text:p>
            </table:table-cell>
            <table:table-cell table:style-name="Table6.B1" office:value-type="string">
              <text:p text:style-name="P17">Role/Description</text:p>
            </table:table-cell>
          </table:table-row>
        </table:table-header-rows>
        <table:table-row>
          <table:table-cell table:style-name="Table6.A2" office:value-type="string">
            <text:p text:style-name="P19">~~id~park</text:p>
          </table:table-cell>
          <table:table-cell table:style-name="Table6.B2" office:value-type="string">
            <text:p text:style-name="P20">Park Server</text:p>
          </table:table-cell>
        </table:table-row>
        <table:table-row>
          <table:table-cell table:style-name="Table6.A2" office:value-type="string">
            <text:p text:style-name="P19">~~id~media</text:p>
          </table:table-cell>
          <table:table-cell table:style-name="Table6.B2" office:value-type="string">
            <text:p text:style-name="P20">Media Server</text:p>
          </table:table-cell>
        </table:table-row>
        <table:table-row>
          <table:table-cell table:style-name="Table6.A2" office:value-type="string">
            <text:p text:style-name="P19">~~id~acd</text:p>
          </table:table-cell>
          <table:table-cell table:style-name="Table6.B2" office:value-type="string">
            <text:p text:style-name="P20">Automatic Call Distribution (ACD) Server</text:p>
          </table:table-cell>
        </table:table-row>
        <table:table-row>
          <table:table-cell table:style-name="Table6.A2" office:value-type="string">
            <text:p text:style-name="P19">~~id~config</text:p>
          </table:table-cell>
          <table:table-cell table:style-name="Table6.B2" office:value-type="string">
            <text:p text:style-name="P20">Configuration Server</text:p>
          </table:table-cell>
        </table:table-row>
        <table:table-row>
          <table:table-cell table:style-name="Table6.A2" office:value-type="string">
            <text:p text:style-name="P19">~~id~sipXrls</text:p>
          </table:table-cell>
          <table:table-cell table:style-name="Table6.B2" office:value-type="string">
            <text:p text:style-name="P20">Resource List Server</text:p>
          </table:table-cell>
        </table:table-row>
        <table:table-row>
          <table:table-cell table:style-name="Table6.A2" office:value-type="string">
            <text:p text:style-name="P19">~~id~registrar</text:p>
          </table:table-cell>
          <table:table-cell table:style-name="Table6.B2" office:value-type="string">
            <text:p text:style-name="P20">Registrar Server</text:p>
          </table:table-cell>
        </table:table-row>
        <table:table-row>
          <table:table-cell table:style-name="Table6.A2" office:value-type="string">
            <text:p text:style-name="P19">~~mh~</text:p>
          </table:table-cell>
          <table:table-cell table:style-name="Table6.B2" office:value-type="string">
            <text:p text:style-name="P20">Music on Hold Server</text:p>
          </table:table-cell>
        </table:table-row>
        <table:table-row>
          <table:table-cell table:style-name="Table6.A2" office:value-type="string">
            <text:p text:style-name="P19">~~id~sipXsaa</text:p>
          </table:table-cell>
          <table:table-cell table:style-name="Table6.B2" office:value-type="string">
            <text:p text:style-name="P20">Shared Appearance Agent</text:p>
          </table:table-cell>
        </table:table-row>
        <table:table-row>
          <table:table-cell table:style-name="Table6.A2" office:value-type="string">
            <text:p text:style-name="P19">~~id~xmpprlsclient</text:p>
          </table:table-cell>
          <table:table-cell table:style-name="Table6.B2" office:value-type="string">
            <text:p text:style-name="P20">XMPP Server</text:p>
          </table:table-cell>
        </table:table-row>
      </table:table>
      <text:p text:style-name="P22"/>
      <text:p text:style-name="P26">When reporting on calls involving any of these special users, it is recommended to translates these special users to a more meaningful name. <text:s/><text:tab/></text:p>
      <text:h text:style-name="Heading_20_1" text:outline-level="1"><text:s text:c="4"/>Remote Database Access</text:h>
      <text:list xml:id="list332640019" text:style-name="L3">
        <text:list-item>
          <text:list>
            <text:list-item>
              <text:list>
                <text:list-header>
                  <text:p text:style-name="P32">Postgres database access on sipXecs is setup by default to only allow local connections. <text:s/>In order to provide off-board processing/reporting of CDR data, the following must be performed before any remote connections are attempted:</text:p>
                </text:list-header>
              </text:list>
            </text:list-item>
          </text:list>
        </text:list-item>
        <text:list-item>
          <text:p text:style-name="P30">Login (as root) over SSH to the Master Server.</text:p>
        </text:list-item>
        <text:list-item>
          <text:p text:style-name="P30">Enable Client Authentication<text:line-break/>Edit the PostgreSQL configuration file /var/lib/pgsql/data/pg_hba.conf using a text editor such as “vi”.</text:p>
        </text:list-item>
      </text:list>
      <text:list xml:id="list2103772985" text:style-name="L4">
        <text:list-item>
          <text:p text:style-name="P31">Append the following configuration line to give access to a network of IP addresses in the w.x.y.z range:<text:line-break/><text:line-break/>host all all w.x.y.0/24 trust</text:p>
        </text:list-item>
        <text:list-item>
          <text:p text:style-name="P31">Save and close the file.</text:p>
        </text:list-item>
      </text:list>
      <text:list xml:id="list1349772787" text:continue-list="list332640019" text:style-name="L3">
        <text:list-item>
          <text:p text:style-name="P30">Enable networking for Postgresql<text:line-break/>Edit the PostgreSQL configuration file /var/lib/pgsql/data/postgresql.conf using a text editor such as “vi”.</text:p>
          <text:list>
            <text:list-item>
              <text:p text:style-name="P30">Find the configuration line that reads as follows:<text:line-break/> <text:s text:c="3"/>listen_addresses='localhost'</text:p>
            </text:list-item>
            <text:list-item>
              <text:p text:style-name="P30">If the line is commented out (i.e. # in column one), uncomment it.</text:p>
            </text:list-item>
            <text:list-item>
              <text:p text:style-name="P30">Set IP address(es) to listen on; you can use a comma-separated list of addresses or '*' indicates all ip addresses.</text:p>
            </text:list-item>
            <text:list-item>
              <text:p text:style-name="P30">Save the file.</text:p>
            </text:list-item>
          </text:list>
        </text:list-item>
        <text:list-item>
          <text:p text:style-name="P30">Restart the PostreSQL server<text:line-break/> /etc/init.d/postgresql restart</text:p>
        </text:list-item>
      </text:list>
      <text:h text:style-name="P33" text:outline-level="1"><text:soft-page-break/><text:span text:style-name="T6"><text:s text:c="4"/></text:span><text:span text:style-name="T9">CDR Database Access</text:span></text:h>
      <text:p text:style-name="P13">Connectivity to the CDR database whether local or remote will require the following information:</text:p>
      <text:list xml:id="list1669302311" text:style-name="L5">
        <text:list-item>
          <text:p text:style-name="P29">Address of the Master Server</text:p>
        </text:list-item>
        <text:list-item>
          <text:p text:style-name="P29">Database: <text:s/>SIPXCDR</text:p>
        </text:list-item>
        <text:list-item>
          <text:p text:style-name="P29">Port: 5432 <text:s/>(default port).</text:p>
        </text:list-item>
        <text:list-item>
          <text:p text:style-name="P29">Username: <text:s/>postgres</text:p>
        </text:list-item>
        <text:list-item>
          <text:p text:style-name="P29">Password: <text:s/>&lt;no password&gt;</text:p>
        </text:list-item>
      </text:list>
      <text:p text:style-name="P13">It is assumed that the developer will install and utilize the appropriate remote database access tools for the platform required.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2" svg:font-family="'Wingdings 2'" style:font-family-generic="roman" style:font-pitch="variable" style:font-charset="x-symbol"/>
    <style:font-face style:name="OpenSymbol" svg:font-family="OpenSymbol"/>
    <style:font-face style:name="Tahoma2" svg:font-family="Tahoma"/>
    <style:font-face style:name="Times New Roman2" svg:font-family="'Times New Roman'" style:font-family-generic="roman"/>
    <style:font-face style:name="DejaVu Sans Mono" svg:font-family="'DejaVu Sans Mono'"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Arial Unicode MS1" svg:font-family="'Arial Unicode MS'" style:font-family-generic="roman" style:font-pitch="variable"/>
    <style:font-face style:name="Liberation Serif" svg:font-family="'Liberation Serif'"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Black3" svg:font-family="'Arial Black'" style:font-family-generic="swiss" style:font-pitch="variable"/>
    <style:font-face style:name="Arial Black1" svg:font-family="'Arial Black'" style:font-adornments="Bold" style:font-family-generic="swiss" style:font-pitch="variable"/>
    <style:font-face style:name="Arial Black2" svg:font-family="'Arial Black'" style:font-adornments="Bold Italic" style:font-family-generic="swiss" style:font-pitch="variable"/>
    <style:font-face style:name="Arial Black" svg:font-family="'Arial Black'" style:font-adornments="Regular" style:font-family-generic="swiss" style:font-pitch="variable"/>
    <style:font-face style:name="Times New Roman3" svg:font-family="'Times New Roman'"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9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in" fo:margin-bottom="0in" fo:text-align="start" style:justify-single-word="false" fo:text-indent="0in" style:auto-text-indent="false">
        <style:tab-stops/>
      </style:paragraph-properties>
    </style:style>
    <style:style style:name="Text_20_body" style:display-name="Text body" style:family="paragraph" style:parent-style-name="Standard" style:class="text" style:master-page-name="">
      <style:paragraph-properties fo:margin-left="0.6055in" fo:margin-right="0in" fo:margin-top="0in" fo:margin-bottom="0.0835in" fo:keep-together="always" fo:text-indent="0in" style:auto-text-indent="false" style:page-number="auto"/>
    </style:style>
    <style:style style:name="Heading" style:family="paragraph" style:parent-style-name="Standard" style:next-style-name="Text_20_body" style:class="text">
      <style:paragraph-properties fo:margin-top="0.1665in" fo:margin-bottom="0in" fo:keep-with-next="always"/>
      <style:text-properties fo:color="#000080" style:font-name="Arial Black" fo:font-size="20pt" fo:text-shadow="none" fo:font-weight="normal" style:font-name-asian="MS Mincho" style:font-size-asian="14pt" style:font-name-complex="Tahoma" style:font-size-complex="14pt"/>
    </style:style>
    <style:style style:name="Heading_20_1" style:display-name="Heading 1" style:family="paragraph" style:parent-style-name="Heading" style:class="text" style:master-page-name="" style:default-outline-level="1">
      <style:paragraph-properties fo:margin-left="0in" fo:margin-right="0in" fo:margin-top="0.3335in" fo:margin-bottom="0.1665in" fo:text-indent="0in" style:auto-text-indent="false" style:page-number="auto" fo:background-color="#000080">
        <style:tab-stops>
          <style:tab-stop style:position="0.6055in"/>
        </style:tab-stops>
        <style:background-image/>
      </style:paragraph-properties>
      <style:text-properties fo:color="#ffffff" style:font-name="Arial Black1" fo:font-size="16pt" fo:font-weight="bold" style:font-size-asian="115%" style:font-weight-asian="bold" style:font-size-complex="115%" style:font-weight-complex="bold"/>
    </style:style>
    <style:style style:name="Heading_20_2" style:display-name="Heading 2" style:family="paragraph" style:parent-style-name="Header" style:auto-update="true" style:class="text" style:master-page-name="" style:default-outline-level="2">
      <style:paragraph-properties fo:margin-top="0.1665in" fo:margin-bottom="0.1665in" style:page-number="auto" fo:background-color="transparent" style:shadow="none" text:number-lines="true" text:line-number="0">
        <style:tab-stops>
          <style:tab-stop style:position="0.6055in"/>
        </style:tab-stops>
        <style:background-image/>
      </style:paragraph-properties>
      <style:text-properties fo:color="#000080" style:font-name="Arial Black2"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class="text" style:default-outline-level="3">
      <style:paragraph-properties fo:margin-top="0.1665in" fo:margin-bottom="0.1665in">
        <style:tab-stops>
          <style:tab-stop style:position="0.6055in"/>
        </style:tab-stops>
      </style:paragraph-properties>
      <style:text-properties style:font-name="Arial" fo:font-size="12pt" fo:font-weight="bold"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font-size="10pt" fo:font-style="italic"/>
    </style:style>
    <style:style style:name="Footer" style:family="paragraph" style:parent-style-name="Standard" style:class="extra">
      <style:paragraph-properties fo:text-align="start" style:justify-single-word="false" text:number-lines="false" text:line-number="0">
        <style:tab-stops/>
      </style:paragraph-properties>
    </style:style>
    <style:style style:name="Table_20_Contents" style:display-name="Table Contents" style:family="paragraph" style:parent-style-name="Text_20_body" style:class="extra">
      <style:paragraph-properties fo:margin-left="0in" fo:margin-right="0in" fo:text-indent="0in" style:auto-text-indent="false" fo:background-color="transparent" text:number-lines="false" text:line-number="0">
        <style:background-image/>
      </style:paragraph-properties>
    </style:style>
    <style:style style:name="Table_20_Heading" style:display-name="Table Heading" style:family="paragraph" style:parent-style-name="Table_20_Contents" style:class="extra">
      <style:paragraph-properties fo:margin-left="0in" fo:margin-right="0in" fo:margin-top="0.0835in" fo:margin-bottom="0.0835in" fo:text-align="start" style:justify-single-word="false" fo:text-indent="0in" style:auto-text-indent="false" fo:background-color="#2300dc" text:number-lines="false" text:line-number="0">
        <style:background-image/>
      </style:paragraph-properties>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in" fo:margin-right="0in" fo:margin-top="0.1665in" fo:margin-bottom="0.5in" fo:text-indent="0in" style:auto-text-indent="false" fo:background-color="transparent"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6055in" fo:margin-right="0in" fo:margin-top="0.0835in" fo:margin-bottom="0.0835in" fo:text-indent="0in" style:auto-text-indent="false">
        <style:tab-stops>
          <style:tab-stop style:position="6.6929in" style:type="right"/>
        </style:tab-stops>
      </style:paragraph-properties>
      <style:text-properties fo:font-weight="bold"/>
    </style:style>
    <style:style style:name="Contents_20_2" style:display-name="Contents 2" style:family="paragraph" style:parent-style-name="Index" style:class="index">
      <style:paragraph-properties fo:margin-left="0.8335in" fo:margin-right="0in" fo:margin-top="0.0835in" fo:margin-bottom="0.0835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111in" fo:margin-right="0in" fo:text-indent="0in" style:auto-text-indent="false">
        <style:tab-stops>
          <style:tab-stop style:position="6.2992in" style:type="right" style:leader-style="dotted" style:leader-text="."/>
        </style:tab-stops>
      </style:paragraph-properties>
      <style:text-properties fo:font-style="italic"/>
    </style:style>
    <style:style style:name="OOoTextBody" style:family="paragraph" style:master-page-name="">
      <style:paragraph-properties fo:margin-left="0.252in" fo:margin-right="0in" fo:margin-top="0in" fo:margin-bottom="0.0984in" fo:text-indent="0in" style:auto-text-indent="false" style:page-number="auto">
        <style:tab-stops/>
      </style:paragraph-properties>
      <style:text-properties style:font-name="Times New Roman1" fo:font-size="12pt"/>
    </style:style>
    <style:style style:name="Project" style:family="paragraph" style:parent-style-name="Text_20_body" style:class="text">
      <style:paragraph-properties fo:margin-left="1.6665in" fo:margin-right="0in" fo:text-indent="-1.6665in" style:auto-text-indent="false">
        <style:tab-stops/>
      </style:paragraph-properties>
    </style:style>
    <style:style style:name="Sub-Heading" style:family="paragraph" style:parent-style-name="Heading" style:next-style-name="Heading_20_1" style:class="text">
      <style:paragraph-properties fo:margin-top="0in" fo:margin-bottom="0.5in"/>
      <style:text-properties fo:font-size="16pt" fo:font-weight="normal"/>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Drawing" style:family="paragraph" style:parent-style-name="Caption"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Example" style:family="text">
      <style:text-properties style:font-name="DejaVu Sans Mono" style:font-name-asian="DejaVu Sans Mono"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text:start-value="2">
        <style:list-level-properties/>
      </text:outline-level-style>
      <text:outline-level-style text:level="2" style:num-format="1" text:display-levels="2">
        <style:list-level-properties text:space-before="0.6in" text:min-label-distance="0.1in"/>
      </text:outline-level-style>
      <text:outline-level-style text:level="3" style:num-format="1" text:display-levels="3">
        <style:list-level-properties text:space-before="0.75in" text:min-label-distance="0.1in"/>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text:display-levels="2">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consecutive-numbering="true">
      <text:list-level-style-number text:level="1" text:style-name="Numbering_20_Symbols" style:num-format="1">
        <style:list-level-properties text:min-label-width="0.1965in"/>
      </text:list-level-style-number>
      <text:list-level-style-number text:level="2" text:style-name="Numbering_20_Symbols" style:num-format="1" text:display-levels="2">
        <style:list-level-properties text:min-label-width="0.605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suffix="." style:num-format="1" text:display-levels="3">
        <style:list-level-properties text:min-label-width="0.6055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5" style:display-name="Numbering 5">
      <text:list-level-style-number text:level="1" text:style-name="Numbering_20_Symbols" style:num-suffix="." style:num-format="1">
        <style:list-level-properties text:min-label-width="0.278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1575in"/>
        <style:text-properties style:font-name="StarSymbol"/>
      </text:list-level-style-bullet>
      <text:list-level-style-bullet text:level="2" text:style-name="Bullet_20_Symbols" text:bullet-char="●">
        <style:list-level-properties text:space-before="0.1579in" text:min-label-width="0.1575in"/>
        <style:text-properties style:font-name="StarSymbol"/>
      </text:list-level-style-bullet>
      <text:list-level-style-bullet text:level="3" text:style-name="Bullet_20_Symbols" text:bullet-char="●">
        <style:list-level-properties text:space-before="0.3146in" text:min-label-width="0.1575in"/>
        <style:text-properties style:font-name="StarSymbol"/>
      </text:list-level-style-bullet>
      <text:list-level-style-bullet text:level="4" text:style-name="Bullet_20_Symbols" text:bullet-char="●">
        <style:list-level-properties text:space-before="0.4724in" text:min-label-width="0.1575in"/>
        <style:text-properties style:font-name="StarSymbol"/>
      </text:list-level-style-bullet>
      <text:list-level-style-bullet text:level="5" text:style-name="Bullet_20_Symbols" text:bullet-char="●">
        <style:list-level-properties text:space-before="0.6299in" text:min-label-width="0.1575in"/>
        <style:text-properties style:font-name="StarSymbol"/>
      </text:list-level-style-bullet>
      <text:list-level-style-bullet text:level="6" text:style-name="Bullet_20_Symbols" text:bullet-char="●">
        <style:list-level-properties text:space-before="0.7878in" text:min-label-width="0.1575in"/>
        <style:text-properties style:font-name="StarSymbol"/>
      </text:list-level-style-bullet>
      <text:list-level-style-bullet text:level="7" text:style-name="Bullet_20_Symbols" text:bullet-char="●">
        <style:list-level-properties text:space-before="0.9445in" text:min-label-width="0.1575in"/>
        <style:text-properties style:font-name="StarSymbol"/>
      </text:list-level-style-bullet>
      <text:list-level-style-bullet text:level="8" text:style-name="Bullet_20_Symbols" text:bullet-char="●">
        <style:list-level-properties text:space-before="1.1024in" text:min-label-width="0.1575in"/>
        <style:text-properties style:font-name="StarSymbol"/>
      </text:list-level-style-bullet>
      <text:list-level-style-bullet text:level="9" text:style-name="Bullet_20_Symbols" text:bullet-char="●">
        <style:list-level-properties text:space-before="1.2598in" text:min-label-width="0.1575in"/>
        <style:text-properties style:font-name="StarSymbol"/>
      </text:list-level-style-bullet>
      <text:list-level-style-bullet text:level="10" text:style-name="Bullet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le1" style:family="table">
      <style:table-properties style:width="6.6924in" table:align="margins"/>
    </style:style>
    <style:style style:name="Table1.A" style:family="table-column">
      <style:table-column-properties style:column-width="1.3569in" style:rel-column-width="13289*"/>
    </style:style>
    <style:style style:name="Table1.B" style:family="table-column">
      <style:table-column-properties style:column-width="5.3354in" style:rel-column-width="52246*"/>
    </style:style>
    <style:style style:name="Table1.A1" style:family="table-cell">
      <style:table-cell-properties fo:padding="0in" fo:border="none"/>
    </style:style>
    <style:style style:name="Table1.B3" style:family="table-cell">
      <style:table-cell-properties style:vertical-align="top" fo:padding="0in" fo:border="none"/>
    </style:style>
    <style:style style:name="MP1" style:family="paragraph" style:parent-style-name="Header">
      <style:paragraph-properties fo:text-align="end" style:justify-single-word="false"/>
    </style:style>
    <style:style style:name="MP2" style:family="paragraph" style:parent-style-name="Footer">
      <style:paragraph-properties fo:margin-left="0.5in" fo:margin-right="0in" fo:text-indent="-0.5in" style:auto-text-indent="false"/>
      <style:text-properties fo:letter-spacing="normal"/>
    </style:style>
    <style:style style:name="MP3" style:family="paragraph" style:parent-style-name="Footer">
      <style:paragraph-properties fo:margin-left="0.5in" fo:margin-right="0in" fo:text-indent="-0.5in" style:auto-text-indent="false"/>
    </style:style>
    <style:style style:name="MT1" style:family="text">
      <style:text-properties style:font-name="Wingdings 2"/>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header>
        <text:p text:style-name="MP1"><text:file-name text:display="name">CDR_Dev_Guide</text:file-name> <text:span text:style-name="MT1">¡</text:span> Page <text:page-number text:select-page="current">10</text:page-number>-/<text:page-count>10</text:page-count></text:p>
      </style:header>
    </style:master-page>
    <style:master-page style:name="First_20_Page" style:display-name="First Page" style:page-layout-name="Mpm2" style:next-style-name="Standard">
      <style:footer>
        <table:table table:name="Table1" table:style-name="Table1">
          <table:table-column table:style-name="Table1.A"/>
          <table:table-column table:style-name="Table1.B"/>
          <table:table-row>
            <table:table-cell table:style-name="Table1.A1" office:value-type="string">
              <text:p text:style-name="MP2">Author:</text:p>
            </table:table-cell>
            <table:table-cell table:style-name="Table1.A1" office:value-type="string">
              <text:p text:style-name="MP2"><text:author-name text:fixed="false">Raymond Dans</text:author-name></text:p>
            </table:table-cell>
          </table:table-row>
          <table:table-row>
            <table:table-cell table:style-name="Table1.A1" office:value-type="string">
              <text:p text:style-name="MP2">Last modified:</text:p>
            </table:table-cell>
            <table:table-cell table:style-name="Table1.A1" office:value-type="string">
              <text:p text:style-name="MP3"><text:modification-date style:data-style-name="N80">20. Aug. 2009</text:modification-date> - version 1.1</text:p>
            </table:table-cell>
          </table:table-row>
          <table:table-row>
            <table:table-cell table:style-name="Table1.A1" office:value-type="string">
              <text:p text:style-name="MP3">First created:</text:p>
            </table:table-cell>
            <table:table-cell table:style-name="Table1.B3" office:value-type="string">
              <text:p text:style-name="MP3"><text:creation-date style:data-style-name="N80">25. May. 2009</text:creation-date></text:p>
            </table:table-cell>
          </table:table-row>
        </table:table>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Department Report</dc:title>
    <meta:creation-date>2009-05-25T10:48:38</meta:creation-date>
    <dc:language>en-US</dc:language>
    <meta:editing-cycles>87</meta:editing-cycles>
    <meta:editing-duration>PT99H44M37S</meta:editing-duration>
    <meta:initial-creator>Raymond Dans</meta:initial-creator>
    <dc:date>2009-08-20T14:18:55</dc:date>
    <dc:creator>Raymond Dans</dc:creator>
    <meta:document-statistic meta:table-count="5" meta:image-count="0" meta:object-count="0" meta:page-count="10" meta:paragraph-count="280" meta:word-count="2108" meta:character-count="13095"/>
    <meta:user-defined meta:name="Info 1"/>
    <meta:user-defined meta:name="Info 2"/>
    <meta:user-defined meta:name="Info 3"/>
    <meta:user-defined meta:name="Info 4"/>
    <meta:template xlink:type="simple" xlink:actuate="onRequest" xlink:title="Department Report" xlink:href="/usr/lib/openoffice.org/basis3.0/share/template/en-US/officorr/BlueReport.ott" meta:date="2009-05-25T10:48:37"/>
  </office:meta>
</office:document-meta>
</file>